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c9cf" officeooo:paragraph-rsid="001cc9cf"/>
    </style:style>
    <style:style style:name="P2" style:family="paragraph" style:parent-style-name="Standard">
      <style:text-properties officeooo:rsid="00222d27" officeooo:paragraph-rsid="00222d27"/>
    </style:style>
    <style:style style:name="P3" style:family="paragraph" style:parent-style-name="Standard">
      <style:text-properties officeooo:rsid="0023bd7f" officeooo:paragraph-rsid="0023bd7f"/>
    </style:style>
    <style:style style:name="P4" style:family="paragraph" style:parent-style-name="Standard">
      <style:text-properties officeooo:rsid="002779c7" officeooo:paragraph-rsid="002779c7"/>
    </style:style>
    <style:style style:name="P5" style:family="paragraph" style:parent-style-name="Standard">
      <style:text-properties officeooo:rsid="002779c7" officeooo:paragraph-rsid="0031a713"/>
    </style:style>
    <style:style style:name="P6" style:family="paragraph" style:parent-style-name="Standard">
      <style:text-properties officeooo:rsid="002e10c6" officeooo:paragraph-rsid="002e10c6"/>
    </style:style>
    <style:style style:name="P7" style:family="paragraph" style:parent-style-name="Standard">
      <style:text-properties officeooo:rsid="0031a713" officeooo:paragraph-rsid="0031a713"/>
    </style:style>
    <style:style style:name="T1" style:family="text">
      <style:text-properties officeooo:rsid="00217f31"/>
    </style:style>
    <style:style style:name="T2" style:family="text">
      <style:text-properties fo:font-style="italic" style:font-style-asian="italic" style:font-style-complex="italic"/>
    </style:style>
    <style:style style:name="T3" style:family="text">
      <style:text-properties officeooo:rsid="0023bd7f"/>
    </style:style>
    <style:style style:name="T4" style:family="text">
      <style:text-properties officeooo:rsid="002779c7"/>
    </style:style>
    <style:style style:name="T5" style:family="text">
      <style:text-properties officeooo:rsid="002870a8"/>
    </style:style>
    <style:style style:name="T6" style:family="text">
      <style:text-properties officeooo:rsid="002a4f80"/>
    </style:style>
    <style:style style:name="T7" style:family="text">
      <style:text-properties officeooo:rsid="002f4a7f"/>
    </style:style>
    <style:style style:name="T8" style:family="text">
      <style:text-properties officeooo:rsid="0033a295"/>
    </style:style>
    <style:style style:name="T9" style:family="text">
      <style:text-properties fo:language="en" fo:country="GB" officeooo:rsid="002870a8"/>
    </style:style>
    <style:style style:name="T10" style:family="text">
      <style:text-properties officeooo:rsid="003452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Abstract</text:p>
      <text:p text:style-name="P4"/>
      <text:p text:style-name="P4">Machine learning was used to separate <text:span text:style-name="T6">six</text:span> species of Sorbus within the subgenus Soraria <text:span text:style-name="T6">based on morphological measurements of fruit and leaves.</text:span></text:p>
      <text:p text:style-name="P1"/>
      <text:p text:style-name="P1"><text:span text:style-name="T4">1. </text:span>Introduction .</text:p>
      <text:p text:style-name="P4">The genus Sorbus.</text:p>
      <text:p text:style-name="P1"/>
      <text:p text:style-name="P1">Sorbus is a member of the Rosacea family, perhaps the best known species being <text:span text:style-name="T2">Sorbus aucuparia</text:span>, the Rowan or Mountain Ash. <text:span text:style-name="T1">However, there are over 50 species of Sorbus in the UK, many are endemic and many are critically endangered. There are four diploid species, but, as with many Rosaceae, Sorbus can cross-pollinate to produce new apomictic polyploid species. Many of these are self-compatible pseudogamous apomicts which produce viable pollen and can therefore backcross with other diploid species. This results in the large number of species, many of which, despite being genetically unique, stable, clonal communities, can look very similar to each other. This presents a problem with recording and many Sorbus require expert knowledge to correctly identify to species level because much of the identification depends on comparitive knowledge. This tends to disuade recorders, or encourages records at aggreagte level. </text:span></text:p>
      <text:p text:style-name="P1"/>
      <text:p text:style-name="P2">Sorbus are grouped into six subgenus, each of which are <text:span text:style-name="T7">reasonably easy to identify</text:span> by recorders with some knowledge, <text:span text:style-name="T3">as the illustrations below show.</text:span></text:p>
      <text:p text:style-name="P2"/>
      <text:p text:style-name="P3">More difficulty ar<text:span text:style-name="T8">i</text:span>ses when identifying plants within these subgen<text:span text:style-name="T7">i, and this is where this work has concentrated. In this modelling only the subgenus Soraria has been trialled. This consists of seven species all similar in appearance to Sorbus intermedia, although only six species are considered based on the availability of data. These plants are distinguished from other subgens by leaves with rounded lobes which are tomentose beneath and the fruits having fewer lenticles. Perhaps the most noticeable difference between plants within the subgenus, that we hope the algorithims will find, are the larger fruits on S intermedia and the smaller leaves of S minima.</text:span></text:p>
      <text:p text:style-name="P3"/>
      <text:p text:style-name="P4">2. Methods</text:p>
      <text:p text:style-name="P4">2.1 Data.</text:p>
      <text:p text:style-name="P4"/>
      <text:p text:style-name="P5">The data was <text:span text:style-name="T5">provided</text:span> by Dr T Rich, <text:span text:style-name="T5">the British Botanical Society expert on Sorbus and <text:s/>consists of leaf and fruit measurements. For the leaves, the length, width, base angle, number of veins, depth of the lobes, vein angle and base angle have been recorded. For the fruit, jus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eged over at least ten leaves. </text:span></text:p>
      <text:p text:style-name="P5"/>
      <text:p text:style-name="P5"><text:span text:style-name="T5">The nature of the data collection means that the data was sparse. Every plant of every species did not have have complete set of measurements or the same number of measurements. For example, S intermedia had 126 observations but S leyana only had 39. This is due to the rarity of the species. S, intermedia is a common plant found through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not all morphological characteristics were availabe for every plant. S intermedia records are an example. Of 122 records, <text:s/>72 are purely for fruit measurements and the remaining 50 purely for leaf </text:span><text:soft-page-break/><text:span text:style-name="T5">measurements., and these occur on different plants If imputation was carried out, 59% of the leaf measurements would be imputed. This would reduce the effectiveness of some algorithsms. For example, in kNN, if you increase the frequency of the neighbours, it is more likely that a member of a different group will be close to that neighbour. Therefore, the sparsity was handled by removing missing values and </text:span><text:span text:style-name="T9">reallocating</text:span><text:span text:style-name="T5"> measurements. For example, the 50 leaf measurements for S. intermedia were assigned to 50 fruit measurements and the excess 22 were not used. </text:span></text:p>
      <text:p text:style-name="P4"/>
      <text:p text:style-name="P6">Although it seems dubious to assign records from one plant to another, in this analysis this was felt to be acceptible for two reasons. Firstly, this an exploration of a new technique for biological recording. It is not currently being proposed as a complete and accurate method <text:span text:style-name="T10">at this stage</text:span>. Secondly, the nature of this species implies that we would expect a great deal of similarity within a species. Since the members of the subgenus are apomictic clones, one plant is very similar to another. The variation within the species comes from the variety of leaf sizes which can be found on one plant, and these are controlled for, although they cannot be elimnated, when the data is collected. </text:p>
      <text:p text:style-name="P6"/>
      <text:p text:style-name="P6"/>
      <text:p text:style-name="P7">Models.</text:p>
      <text:p text:style-name="P7"/>
      <text:p text:style-name="P7">Results</text:p>
      <text:p text:style-name="P7"/>
      <text:p text:style-name="P7">Future Work</text:p>
      <text:p text:style-name="P7">More morphological measurements could be used, such are flowers. More data. </text:p>
      <text:p text:style-name="P3"/>
      <text:p text:style-name="P4"/>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09:24:19.129924436</meta:creation-date>
    <dc:date>2018-01-07T00:12:39.620130422</dc:date>
    <meta:editing-duration>PT7H57M17S</meta:editing-duration>
    <meta:editing-cycles>4</meta:editing-cycles>
    <meta:generator>LibreOffice/5.1.6.2$Linux_X86_64 LibreOffice_project/10m0$Build-2</meta:generator>
    <meta:document-statistic meta:table-count="0" meta:image-count="0" meta:object-count="0" meta:page-count="2" meta:paragraph-count="16" meta:word-count="800" meta:character-count="4880" meta:non-whitespace-character-count="4087"/>
  </office:meta>
</office:document-meta>
</file>